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C00000922B42EBE84C4FFC98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8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26.253cm" svg:x="1cm" svg:y="1.723cm">
          <draw:image xlink:href="Pictures/100000000000069C00000922B42EBE84C4FFC98A.jpg" xlink:type="simple" xlink:show="embed" xlink:actuate="onLoad">
            <text:p/>
          </draw:image>
        </draw:frame>
        <draw:frame draw:style-name="gr2" draw:text-style-name="P2" draw:layer="layout" svg:width="10cm" svg:height="1.2cm" svg:x="7.5cm" svg:y="2.6cm">
          <draw:text-box>
            <text:p>Конечный склад доставки</text:p>
          </draw:text-box>
        </draw:frame>
        <draw:frame draw:style-name="gr3" draw:text-style-name="P2" draw:layer="layout" svg:width="7.3cm" svg:height="0.962cm" svg:x="11cm" svg:y="8.9cm">
          <draw:text-box>
            <text:p>Номер накладной</text:p>
          </draw:text-box>
        </draw:frame>
        <draw:frame draw:style-name="gr4" draw:text-style-name="P2" draw:layer="layout" svg:width="12.6cm" svg:height="1.5cm" svg:x="5cm" svg:y="12.7cm">
          <draw:text-box>
            <text:p>В заказе</text:p>
          </draw:text-box>
        </draw:frame>
        <draw:frame draw:style-name="gr5" draw:text-style-name="P2" draw:layer="layout" svg:width="5.7cm" svg:height="1.1cm" svg:x="7cm" svg:y="14.6cm">
          <draw:text-box>
            <text:p>В пончике</text:p>
          </draw:text-box>
        </draw:frame>
        <draw:frame draw:style-name="gr6" draw:text-style-name="P2" draw:layer="layout" svg:width="6.9cm" svg:height="1.9cm" svg:x="10.8cm" svg:y="18.8cm">
          <draw:text-box>
            <text:p>Пока штрих-кода не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0T19:02:02.341000000</dc:date>
    <meta:editing-duration>PT4M49S</meta:editing-duration>
    <meta:editing-cycles>2</meta:editing-cycles>
    <meta:generator>LibreOffice/5.0.2.2$Windows_x86 LibreOffice_project/37b43f919e4de5eeaca9b9755ed688758a8251fe</meta:generator>
    <meta:document-statistic meta:object-count="6"/>
  </office:meta>
</office:document-meta>
</file>